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321c" officeooo:paragraph-rsid="0008321c"/>
    </style:style>
    <style:style style:name="P2" style:family="paragraph" style:parent-style-name="Standard">
      <style:text-properties officeooo:rsid="0008459a" officeooo:paragraph-rsid="0008459a"/>
    </style:style>
    <style:style style:name="P3" style:family="paragraph" style:parent-style-name="Standard">
      <style:text-properties officeooo:rsid="0009d985" officeooo:paragraph-rsid="0009d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uuuuuuuuuuuuuuuuuuu PPPPPPPPPaaaaaaauuuulllll</text:p>
      <text:p text:style-name="P1"/>
      <text:p text:style-name="P1"/>
      <text:p text:style-name="P1"/>
      <text:p text:style-name="P2">Test</text:p>
      <text:p text:style-name="P2"/>
      <text:p text:style-name="P2"/>
      <text:p text:style-name="P2"/>
      <text:p text:style-name="P3">coucouc c mo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1:36:53.578000000</dc:date>
    <meta:editing-duration>PT47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" meta:word-count="6" meta:character-count="68" meta:non-whitespace-character-count="65"/>
  </office:meta>
</office:document-meta>
</file>